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32300003B88000034EBA75F7CF0AD41CAF0.svg" manifest:media-type="image/svg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 Condensed" svg:font-family="'Bahnschrift Condensed'" style:font-family-generic="swiss" style:font-pitch="variable"/>
    <style:font-face style:name="Bahnschrift Condensed1" svg:font-family="'Bahnschrift Condensed'" style:font-adornments="Light" style:font-family-generic="swiss" style:font-pitch="variable"/>
    <style:font-face style:name="Bahnschrift Light" svg:font-family="'Bahnschrift Light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Condensed" svg:font-family="'Bahnschrift SemiCondensed'" style:font-family-generic="swiss" style:font-pitch="variable"/>
    <style:font-face style:name="Candara" svg:font-family="Candara" style:font-family-generic="swiss" style:font-pitch="variable"/>
    <style:font-face style:name="Candara1" svg:font-family="Candara" style:font-adornments="Light" style:font-family-generic="swiss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f360c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afafa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-color="#212121" draw:textarea-horizontal-align="justify" draw:textarea-vertical-align="middle" draw:auto-grow-height="false" fo:min-height="2cm" fo:min-width="27.5cm" loext:decorative="false"/>
    </style:style>
    <style:style style:name="pr1" style:family="presentation" style:parent-style-name="Padrão-title">
      <style:graphic-properties draw:textarea-vertical-align="middle" fo:min-height="1.372cm" loext:decorative="false"/>
      <style:paragraph-properties style:writing-mode="lr-tb"/>
    </style:style>
    <style:style style:name="pr2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Padrão-subtitle">
      <style:graphic-properties draw:fill-color="#ffffff" draw:textarea-vertical-align="top" fo:min-height="11.5cm" loext:decorative="false"/>
      <style:paragraph-properties style:writing-mode="lr-tb"/>
    </style:style>
    <style:style style:name="pr4" style:family="presentation" style:parent-style-name="Padrão-subtitle">
      <style:graphic-properties draw:fill-color="#ffffff" draw:textarea-vertical-align="top" fo:min-height="9.913cm" loext:decorative="false"/>
      <style:paragraph-properties style:writing-mode="lr-tb"/>
    </style:style>
    <style:style style:name="pr5" style:family="presentation" style:parent-style-name="Padrão-subtitle" style:list-style-name="L2">
      <style:graphic-properties draw:fill-color="#ffffff" draw:textarea-vertical-align="top" fo:min-height="10.661cm" loext:decorative="false"/>
      <style:paragraph-properties style:writing-mode="lr-tb"/>
    </style:style>
    <style:style style:name="pr6" style:family="presentation" style:parent-style-name="Padrão-subtitle" style:list-style-name="L3">
      <style:graphic-properties draw:fill-color="#ffffff" draw:textarea-vertical-align="top" fo:min-height="9.913cm" loext:decorative="false"/>
      <style:paragraph-properties style:writing-mode="lr-tb"/>
    </style:style>
    <style:style style:name="pr7" style:family="presentation" style:parent-style-name="Padrão-subtitle" style:list-style-name="L4">
      <style:graphic-properties draw:fill-color="#ffffff" draw:textarea-vertical-align="top" fo:min-height="9.297cm" loext:decorative="false"/>
      <style:paragraph-properties style:writing-mode="lr-tb"/>
    </style:style>
    <style:style style:name="pr8" style:family="presentation" style:parent-style-name="Padrão-title" style:list-style-name="L1">
      <style:graphic-properties draw:textarea-vertical-align="middle" fo:min-height="1.372cm" loext:decorative="false"/>
      <style:paragraph-properties style:writing-mode="lr-tb"/>
    </style:style>
    <style:style style:name="pr9" style:family="presentation" style:parent-style-name="Padrão-subtitle" style:list-style-name="L3">
      <style:graphic-properties draw:fill-color="#ffffff" draw:textarea-vertical-align="top" fo:min-height="7.601cm" loext:decorative="false"/>
      <style:paragraph-properties style:writing-mode="lr-tb"/>
    </style:style>
    <style:style style:name="pr10" style:family="presentation" style:parent-style-name="Padrão-title">
      <style:graphic-properties draw:textarea-vertical-align="middle" fo:min-height="1.643cm" loext:decorative="false"/>
      <style:paragraph-properties style:writing-mode="lr-tb"/>
    </style:style>
    <style:style style:name="pr11" style:family="presentation" style:parent-style-name="Padrão-subtitle" style:list-style-name="L4">
      <style:graphic-properties draw:fill-color="#ffffff" draw:textarea-vertical-align="top" fo:min-height="10.161cm" loext:decorative="false"/>
      <style:paragraph-properties style:writing-mode="lr-tb"/>
    </style:style>
    <style:style style:name="pr12" style:family="presentation" style:parent-style-name="Padrão-subtitle" style:list-style-name="L4">
      <style:graphic-properties draw:fill-color="#ffffff" draw:textarea-vertical-align="top" fo:min-height="9.415cm" loext:decorative="false"/>
      <style:paragraph-properties style:writing-mode="lr-tb"/>
    </style:style>
    <style:style style:name="pr13" style:family="presentation" style:parent-style-name="Padrão-subtitle" style:list-style-name="L4">
      <style:graphic-properties draw:fill-color="#ffffff" draw:textarea-vertical-align="top" fo:min-height="4.415cm" loext:decorative="false"/>
      <style:paragraph-properties style:writing-mode="lr-tb"/>
    </style:style>
    <style:style style:name="pr14" style:family="presentation" style:parent-style-name="Padrão-subtitle" style:list-style-name="L3">
      <style:graphic-properties draw:fill-color="#ffffff" draw:textarea-vertical-align="top" fo:min-height="9.915cm" loext:decorative="false"/>
      <style:paragraph-properties style:writing-mode="lr-tb"/>
    </style:style>
    <style:style style:name="pr15" style:family="presentation" style:parent-style-name="Padrão-subtitle" style:list-style-name="L3">
      <style:graphic-properties draw:fill-color="#ffffff" draw:textarea-vertical-align="top" fo:min-height="3.915cm" loext:decorative="false"/>
      <style:paragraph-properties style:writing-mode="lr-tb"/>
    </style:style>
    <style:style style:name="pr16" style:family="presentation" style:parent-style-name="Padrão-subtitle" style:list-style-name="L4">
      <style:graphic-properties draw:fill-color="#ffffff" draw:textarea-vertical-align="top" fo:min-height="9.541cm" loext:decorative="false"/>
      <style:paragraph-properties style:writing-mode="lr-tb"/>
    </style:style>
    <style:style style:name="pr17" style:family="presentation" style:parent-style-name="Padrão-subtitle" style:list-style-name="L3">
      <style:graphic-properties draw:fill-color="#ffffff" draw:textarea-vertical-align="top" fo:min-height="8.315cm" loext:decorative="false"/>
      <style:paragraph-properties style:writing-mode="lr-tb"/>
    </style:style>
    <style:style style:name="pr18" style:family="presentation" style:parent-style-name="Padrão-subtitle" style:list-style-name="L3">
      <style:graphic-properties draw:fill-color="#ffffff" draw:textarea-vertical-align="top" fo:min-height="5.815cm" loext:decorative="false"/>
      <style:paragraph-properties style:writing-mode="lr-tb"/>
    </style:style>
    <style:style style:name="pr19" style:family="presentation" style:parent-style-name="Padrão-subtitle">
      <style:graphic-properties draw:fill-color="#ffffff" draw:textarea-vertical-align="top" fo:min-height="10.215cm" loext:decorative="false"/>
      <style:paragraph-properties style:writing-mode="lr-tb"/>
    </style:style>
    <style:style style:name="pr20" style:family="presentation" style:parent-style-name="Padrão-subtitle">
      <style:graphic-properties draw:fill-color="#ffffff" draw:textarea-vertical-align="top" draw:auto-grow-height="false" draw:fit-to-size="false" style:shrink-to-fit="true" fo:min-height="11.621cm" loext:decorative="false"/>
      <style:paragraph-properties style:writing-mode="lr-tb"/>
    </style:style>
    <style:style style:name="pr21" style:family="presentation" style:parent-style-name="Padrão-title">
      <style:graphic-properties draw:textarea-vertical-align="top" fo:min-height="2.845cm" loext:decorative="false"/>
      <style:paragraph-properties style:writing-mode="lr-tb"/>
    </style:style>
    <style:style style:name="pr22" style:family="presentation" style:parent-style-name="Padrão-subtitle">
      <style:graphic-properties draw:textarea-vertical-align="top" fo:min-height="10.459cm" loext:decorative="false"/>
      <style:paragraph-properties style:writing-mode="lr-tb"/>
    </style:style>
    <style:style style:name="pr23" style:family="presentation" style:parent-style-name="Padrão-subtitle">
      <style:graphic-properties draw:textarea-vertical-align="top" fo:min-height="11.621cm" loext:decorative="false"/>
      <style:paragraph-properties style:writing-mode="lr-tb"/>
    </style:style>
    <style:style style:name="pr24" style:family="presentation" style:parent-style-name="Padrão-subtitle">
      <style:graphic-properties draw:textarea-vertical-align="top" fo:min-height="12.101cm" loext:decorative="false"/>
      <style:paragraph-properties style:writing-mode="lr-tb"/>
    </style:style>
    <style:style style:name="pr25" style:family="presentation" style:parent-style-name="Padrão-subtitle">
      <style:graphic-properties draw:textarea-vertical-align="top" fo:min-height="11.001cm" loext:decorative="false"/>
      <style:paragraph-properties style:writing-mode="lr-tb"/>
    </style:style>
    <style:style style:name="P1" style:family="paragraph">
      <style:paragraph-properties fo:text-align="end"/>
      <style:text-properties fo:color="#fafafa" loext:opacity="100%" style:font-name="Bahnschrift SemiCondensed" fo:font-size="72pt"/>
    </style:style>
    <style:style style:name="P2" style:family="paragraph">
      <style:paragraph-properties fo:text-align="end"/>
      <style:text-properties fo:color="#fafafa" loext:opacity="100%" style:font-name="Bahnschrift SemiCondensed" fo:font-size="72pt" fo:font-weight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bf360c" loext:opacity="100%" style:font-name="Bahnschrift Condensed" fo:font-size="28pt"/>
    </style:style>
    <style:style style:name="P5" style:family="paragraph">
      <style:text-properties fo:color="#bf360c" loext:opacity="100%" style:font-name="Bahnschrift Condensed" fo:font-size="28pt" fo:font-weight="bold"/>
    </style:style>
    <style:style style:name="P6" style:family="paragraph">
      <style:paragraph-properties fo:line-height="1cm" fo:text-align="justify"/>
      <style:text-properties style:font-name="Bahnschrift Light Condensed" fo:font-size="20pt" fo:font-weight="normal"/>
    </style:style>
    <style:style style:name="P7" style:family="paragraph">
      <style:paragraph-properties fo:margin-left="0cm" fo:margin-right="0cm" fo:line-height="1cm" fo:text-align="justify" fo:text-indent="0cm"/>
      <style:text-properties style:font-name="Bahnschrift Light Condensed" fo:font-size="20pt" fo:font-weight="normal"/>
    </style:style>
    <style:style style:name="P8" style:family="paragraph">
      <loext:graphic-properties draw:fill-color="#ffffff"/>
      <style:paragraph-properties fo:line-height="1cm" fo:text-align="justify"/>
      <style:text-properties fo:color="#212121" loext:opacity="100%" style:font-name="Bahnschrift Light Condensed" fo:font-size="20pt" fo:font-weight="normal"/>
    </style:style>
    <style:style style:name="P9" style:family="paragraph">
      <style:paragraph-properties fo:line-height="1cm" fo:text-align="justify"/>
      <style:text-properties style:font-name="Bahnschrift Light Condensed" fo:font-size="20pt"/>
    </style:style>
    <style:style style:name="P10" style:family="paragraph">
      <loext:graphic-properties draw:fill-color="#ffffff"/>
      <style:paragraph-properties fo:line-height="1cm" fo:text-align="justify"/>
      <style:text-properties fo:color="#212121" loext:opacity="100%" style:font-name="Bahnschrift Light Condensed" fo:font-size="20pt"/>
    </style:style>
    <style:style style:name="P11" style:family="paragraph">
      <loext:graphic-properties draw:fill-color="#ffffff"/>
    </style:style>
    <style:style style:name="P12" style:family="paragraph">
      <style:paragraph-properties fo:line-height="1cm" fo:text-align="justify"/>
      <style:text-properties style:font-name="Bahnschrift Light Condensed" fo:font-size="20pt" fo:hyphenate="false" loext:hyphenation-no-caps="false" loext:hyphenation-no-last-word="false"/>
    </style:style>
    <style:style style:name="P13" style:family="paragraph">
      <style:paragraph-properties fo:margin-left="0cm" fo:margin-right="0cm" fo:line-height="1cm" fo:text-align="justify" fo:text-indent="0cm"/>
      <style:text-properties style:font-name="Bahnschrift Light Condensed" fo:font-size="20pt" fo:hyphenate="false" loext:hyphenation-no-caps="false" loext:hyphenation-no-last-word="false"/>
    </style:style>
    <style:style style:name="P14" style:family="paragraph">
      <loext:graphic-properties draw:fill-color="#ffffff"/>
      <style:paragraph-properties fo:line-height="1cm" fo:text-align="justify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15" style:family="paragraph">
      <style:paragraph-properties fo:line-height="1.1cm" fo:text-align="justify"/>
      <style:text-properties style:font-name="Bahnschrift Light Condensed" fo:font-size="20pt" fo:hyphenate="false" loext:hyphenation-no-caps="false" loext:hyphenation-no-last-word="false"/>
    </style:style>
    <style:style style:name="P16" style:family="paragraph">
      <loext:graphic-properties draw:fill-color="#ffffff"/>
      <style:paragraph-properties fo:line-height="1.1cm" fo:text-align="justify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17" style:family="paragraph">
      <style:paragraph-properties fo:line-height="1cm" fo:text-align="start"/>
      <style:text-properties style:font-name="Bahnschrift Light Condensed" fo:font-size="20pt" fo:hyphenate="false" loext:hyphenation-no-caps="false" loext:hyphenation-no-last-word="false"/>
    </style:style>
    <style:style style:name="P18" style:family="paragraph">
      <style:paragraph-properties fo:line-height="1cm" fo:text-align="start"/>
      <style:text-properties style:font-name="Bahnschrift Light Condensed" fo:font-size="20pt"/>
    </style:style>
    <style:style style:name="P19" style:family="paragraph">
      <style:paragraph-properties fo:margin-left="0cm" fo:margin-right="0cm" fo:line-height="1cm" fo:text-align="start" fo:text-indent="0cm"/>
      <style:text-properties style:font-name="Bahnschrift Light Condensed" fo:font-size="20pt" fo:hyphenate="false" loext:hyphenation-no-caps="false" loext:hyphenation-no-last-word="false"/>
    </style:style>
    <style:style style:name="P20" style:family="paragraph">
      <loext:graphic-properties draw:fill-color="#ffffff"/>
      <style:paragraph-properties fo:line-height="1cm" fo:text-align="start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21" style:family="paragraph">
      <style:paragraph-properties fo:text-align="center"/>
      <style:text-properties fo:color="#bf360c" loext:opacity="100%" style:font-name="Bahnschrift Condensed" fo:font-size="28pt"/>
    </style:style>
    <style:style style:name="P22" style:family="paragraph">
      <style:paragraph-properties fo:text-align="center"/>
      <style:text-properties fo:color="#bf360c" loext:opacity="100%" style:font-name="Bahnschrift Condensed" fo:font-size="28pt" fo:font-weight="bold"/>
    </style:style>
    <style:style style:name="P23" style:family="paragraph">
      <style:paragraph-properties fo:text-align="end"/>
      <style:text-properties fo:color="#fafafa" loext:opacity="100%" style:font-name="Bahnschrift Condensed" fo:font-size="72pt"/>
    </style:style>
    <style:style style:name="P24" style:family="paragraph">
      <style:paragraph-properties fo:text-align="end"/>
      <style:text-properties fo:color="#fafafa" loext:opacity="100%" style:font-name="Bahnschrift Condensed" fo:font-size="72pt" fo:font-weight="bold"/>
    </style:style>
    <style:style style:name="P25" style:family="paragraph">
      <style:paragraph-properties fo:margin-left="0cm" fo:margin-right="0cm" fo:line-height="1cm" fo:text-align="justify" fo:text-indent="0cm"/>
      <style:text-properties style:font-name="Bahnschrift Light Condensed" fo:font-size="20pt"/>
    </style:style>
    <style:style style:name="P26" style:family="paragraph">
      <loext:graphic-properties draw:fill-color="#ffffff"/>
      <style:paragraph-properties fo:margin-left="0cm" fo:margin-right="0cm" fo:line-height="1cm" fo:text-align="justify" fo:text-indent="0cm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27" style:family="paragraph">
      <loext:graphic-properties draw:fill-color="#212121"/>
      <style:paragraph-properties fo:text-align="center"/>
    </style:style>
    <style:style style:name="P28" style:family="paragraph">
      <style:paragraph-properties fo:text-align="start"/>
      <style:text-properties fo:color="#fafafa" loext:opacity="100%" style:font-name="Bahnschrift Condensed" fo:font-size="20pt"/>
    </style:style>
    <style:style style:name="P29" style:family="paragraph">
      <style:paragraph-properties fo:text-align="start"/>
      <style:text-properties fo:color="#fafafa" loext:opacity="100%" style:font-name="Bahnschrift Condensed" fo:font-size="20pt" fo:font-weight="bold"/>
    </style:style>
    <style:style style:name="P30" style:family="paragraph">
      <style:paragraph-properties fo:margin-left="0cm" fo:margin-right="0cm" fo:line-height="1cm" fo:text-align="justify" fo:text-indent="0cm"/>
      <style:text-properties style:font-name="Bahnschrift Light Condensed" fo:font-size="20pt" fo:font-weight="normal" fo:hyphenate="false" loext:hyphenation-no-caps="false" loext:hyphenation-no-last-word="false"/>
    </style:style>
    <style:style style:name="P31" style:family="paragraph">
      <style:paragraph-properties fo:line-height="1cm" fo:text-align="justify"/>
      <style:text-properties style:font-name="Bahnschrift Light Condensed" fo:font-size="20pt" fo:font-weight="normal" fo:hyphenate="false" loext:hyphenation-no-caps="false" loext:hyphenation-no-last-word="false"/>
    </style:style>
    <style:style style:name="P32" style:family="paragraph">
      <loext:graphic-properties draw:fill-color="#ffffff"/>
      <style:paragraph-properties fo:margin-left="0cm" fo:margin-right="0cm" fo:line-height="1cm" fo:text-align="justify" fo:text-indent="0cm"/>
      <style:text-properties fo:color="#212121" loext:opacity="100%" style:font-name="Bahnschrift Light Condensed" fo:font-size="20pt" fo:font-weight="normal" fo:hyphenate="false" loext:hyphenation-no-caps="false" loext:hyphenation-no-last-word="false"/>
    </style:style>
    <style:style style:name="P33" style:family="paragraph">
      <style:paragraph-properties fo:line-height="150%" fo:text-align="start"/>
      <style:text-properties style:font-name="Bahnschrift Light Condensed" fo:font-size="20pt" fo:hyphenate="false" loext:hyphenation-no-caps="false" loext:hyphenation-no-last-word="false"/>
    </style:style>
    <style:style style:name="P34" style:family="paragraph">
      <style:paragraph-properties fo:line-height="150%" fo:text-align="start"/>
      <style:text-properties style:font-name="Bahnschrift Light Condensed" fo:font-size="20pt"/>
    </style:style>
    <style:style style:name="P35" style:family="paragraph">
      <style:paragraph-properties fo:margin-left="0cm" fo:margin-right="0cm" fo:line-height="150%" fo:text-align="start" fo:text-indent="0cm"/>
      <style:text-properties style:font-name="Bahnschrift Light Condensed" fo:font-size="20pt" fo:hyphenate="false" loext:hyphenation-no-caps="false" loext:hyphenation-no-last-word="false"/>
    </style:style>
    <style:style style:name="P36" style:family="paragraph">
      <style:paragraph-properties fo:margin-left="0cm" fo:margin-right="0cm" fo:line-height="150%" fo:text-align="start" fo:text-indent="0cm"/>
      <style:text-properties style:font-name="Bahnschrift Light Condensed" fo:font-size="20pt"/>
    </style:style>
    <style:style style:name="P37" style:family="paragraph">
      <loext:graphic-properties draw:fill-color="#ffffff"/>
      <style:paragraph-properties fo:line-height="150%" fo:text-align="start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38" style:family="paragraph">
      <style:paragraph-properties fo:line-height="150%" fo:text-align="start"/>
      <style:text-properties style:font-name="Bahnschrift Light Condensed" fo:font-size="20pt" fo:font-weight="normal" fo:hyphenate="false" loext:hyphenation-no-caps="false" loext:hyphenation-no-last-word="false"/>
    </style:style>
    <style:style style:name="P39" style:family="paragraph">
      <style:paragraph-properties fo:line-height="150%" fo:text-align="start"/>
      <style:text-properties style:font-name="Bahnschrift Light Condensed" fo:font-size="20pt" fo:font-weight="normal"/>
    </style:style>
    <style:style style:name="P40" style:family="paragraph">
      <style:paragraph-properties fo:margin-left="0cm" fo:margin-right="0cm" fo:line-height="150%" fo:text-align="start" fo:text-indent="0cm"/>
      <style:text-properties style:font-name="Bahnschrift Light Condensed" fo:font-size="20pt" fo:font-weight="normal" fo:hyphenate="false" loext:hyphenation-no-caps="false" loext:hyphenation-no-last-word="false"/>
    </style:style>
    <style:style style:name="P41" style:family="paragraph">
      <style:paragraph-properties fo:margin-left="0cm" fo:margin-right="0cm" fo:line-height="150%" fo:text-align="start" fo:text-indent="0cm"/>
      <style:text-properties style:font-name="Bahnschrift Light Condensed" fo:font-size="20pt" fo:font-weight="normal"/>
    </style:style>
    <style:style style:name="P42" style:family="paragraph">
      <loext:graphic-properties draw:fill-color="#ffffff"/>
      <style:paragraph-properties fo:line-height="150%" fo:text-align="start"/>
      <style:text-properties fo:color="#212121" loext:opacity="100%" style:font-name="Bahnschrift Light Condensed" fo:font-size="20pt" fo:font-weight="normal" fo:hyphenate="false" loext:hyphenation-no-caps="false" loext:hyphenation-no-last-word="false"/>
    </style:style>
    <style:style style:name="P43" style:family="paragraph">
      <loext:graphic-properties draw:fill-color="#ffffff"/>
      <style:paragraph-properties fo:line-height="150%" fo:text-align="start"/>
      <style:text-properties style:font-name="Bahnschrift Light Condensed" fo:font-size="20pt" fo:font-weight="normal" fo:hyphenate="false" loext:hyphenation-no-caps="false" loext:hyphenation-no-last-word="false"/>
    </style:style>
    <style:style style:name="P44" style:family="paragraph">
      <style:paragraph-properties fo:line-height="150%" fo:text-align="start"/>
      <style:text-properties fo:color="#212121" loext:opacity="100%" style:font-name="Bahnschrift Light Condensed" fo:font-size="20pt" fo:font-weight="normal" fo:hyphenate="false" loext:hyphenation-no-caps="false" loext:hyphenation-no-last-word="false"/>
    </style:style>
    <style:style style:name="P45" style:family="paragraph">
      <style:paragraph-properties fo:line-height="150%" fo:text-align="start"/>
      <style:text-properties fo:color="#212121" loext:opacity="100%" style:font-name="Bahnschrift Light Condensed" fo:font-size="20pt" fo:font-weight="normal"/>
    </style:style>
    <style:style style:name="P46" style:family="paragraph">
      <style:paragraph-properties fo:line-height="150%" fo:text-align="start"/>
      <style:text-properties style:font-name="Bahnschrift Light Condensed" fo:font-size="20pt" fo:font-weight="normal" style:font-size-asian="20pt" style:font-size-complex="20pt" fo:hyphenate="false" loext:hyphenation-no-caps="false" loext:hyphenation-no-last-word="false"/>
    </style:style>
    <style:style style:name="P47" style:family="paragraph">
      <style:paragraph-properties fo:line-height="150%" fo:text-align="start"/>
      <style:text-properties style:font-name="Bahnschrift Light Condensed" fo:font-size="20pt" fo:font-weight="normal" style:font-size-asian="20pt" style:font-size-complex="20pt"/>
    </style:style>
    <style:style style:name="P48" style:family="paragraph">
      <style:paragraph-properties fo:margin-left="0cm" fo:margin-right="0cm" fo:line-height="150%" fo:text-align="start" fo:text-indent="0cm"/>
      <style:text-properties style:font-name="Bahnschrift Light Condensed" fo:font-size="20pt" fo:font-weight="normal" style:font-size-asian="20pt" style:font-size-complex="20pt" fo:hyphenate="false" loext:hyphenation-no-caps="false" loext:hyphenation-no-last-word="false"/>
    </style:style>
    <style:style style:name="P49" style:family="paragraph">
      <style:paragraph-properties fo:margin-left="0cm" fo:margin-right="0cm" fo:line-height="150%" fo:text-align="start" fo:text-indent="0cm"/>
      <style:text-properties style:font-name="Bahnschrift Light Condensed" fo:font-size="20pt" fo:font-weight="normal" style:font-size-asian="20pt" style:font-size-complex="20pt"/>
    </style:style>
    <style:style style:name="P50" style:family="paragraph">
      <loext:graphic-properties draw:fill-color="#ffffff"/>
      <style:paragraph-properties fo:line-height="150%" fo:text-align="start"/>
      <style:text-properties fo:color="#212121" loext:opacity="100%" style:font-name="Bahnschrift Light Condensed" fo:font-size="20pt" fo:font-weight="normal" style:font-size-asian="20pt" style:font-size-complex="20pt"/>
    </style:style>
    <style:style style:name="P51" style:family="paragraph">
      <loext:graphic-properties draw:fill-color="#ffffff"/>
      <style:paragraph-properties fo:line-height="150%" fo:text-align="start"/>
      <style:text-properties fo:color="#212121" loext:opacity="100%" style:font-name="Bahnschrift Light Condensed" fo:font-size="20pt" fo:font-weight="normal"/>
    </style:style>
    <style:style style:name="P52" style:family="paragraph">
      <style:paragraph-properties fo:text-align="center"/>
    </style:style>
    <style:style style:name="P53" style:family="paragraph">
      <style:paragraph-properties fo:text-align="center"/>
      <style:text-properties fo:color="#212121" loext:opacity="100%" style:font-name="Candara" fo:font-size="32pt" fo:font-weight="bold"/>
    </style:style>
    <style:style style:name="P54" style:family="paragraph">
      <style:paragraph-properties fo:line-height="150%" fo:text-align="start"/>
    </style:style>
    <style:style style:name="P55" style:family="paragraph">
      <style:paragraph-properties fo:line-height="150%" fo:text-align="start"/>
      <style:text-properties style:font-name="Candara" fo:font-size="22pt"/>
    </style:style>
    <style:style style:name="P56" style:family="paragraph">
      <style:paragraph-properties fo:line-height="1.1cm" fo:text-align="start"/>
    </style:style>
    <style:style style:name="P57" style:family="paragraph">
      <style:paragraph-properties fo:line-height="1.1cm" fo:text-align="start"/>
      <style:text-properties style:font-name="Candara" fo:font-size="22pt"/>
    </style:style>
    <style:style style:name="P58" style:family="paragraph">
      <style:paragraph-properties fo:margin-left="0cm" fo:margin-right="0cm" fo:line-height="1.1cm" fo:text-align="start" fo:text-indent="0cm"/>
    </style:style>
    <style:style style:name="T1" style:family="text">
      <style:text-properties fo:font-weight="bold"/>
    </style:style>
    <style:style style:name="T2" style:family="text">
      <style:text-properties fo:color="#212121" loext:opacity="100%" style:font-weight-asian="bold" style:font-weight-complex="bold"/>
    </style:style>
    <style:style style:name="T3" style:family="text">
      <style:text-properties fo:color="#212121" loext:opacity="100%" style:font-name="Bahnschrift Light Condensed" fo:font-size="20pt" fo:font-weight="normal" style:font-weight-asian="bold" style:font-weight-complex="bold"/>
    </style:style>
    <style:style style:name="T4" style:family="text">
      <style:text-properties fo:color="#212121" loext:opacity="100%"/>
    </style:style>
    <style:style style:name="T5" style:family="text">
      <style:text-properties fo:color="#212121" loext:opacity="100%" style:font-name="Bahnschrift SemiBold Condensed" fo:font-weight="normal" style:font-weight-asian="normal" style:font-weight-complex="normal"/>
    </style:style>
    <style:style style:name="T6" style:family="text">
      <style:text-properties fo:color="#212121" loext:opacity="100%" fo:font-style="normal" style:font-style-asian="normal" style:font-style-complex="normal"/>
    </style:style>
    <style:style style:name="T7" style:family="text">
      <style:text-properties fo:color="#212121" loext:opacity="100%" fo:font-weight="normal" style:font-weight-asian="normal" style:font-weight-complex="normal"/>
    </style:style>
    <style:style style:name="T8" style:family="text">
      <style:text-properties fo:color="#212121" loext:opacity="100%" fo:font-weight="bold" style:font-weight-asian="bold" style:font-weight-complex="bold"/>
    </style:style>
    <style:style style:name="T9" style:family="text">
      <style:text-properties fo:font-size="28pt" fo:font-weight="bold"/>
    </style:style>
    <style:style style:name="T10" style:family="text">
      <style:text-properties fo:color="#212121" loext:opacity="100%" style:font-name="Bahnschrift SemiBold Condensed" fo:font-weight="bold" style:font-weight-asian="bold" style:font-weight-complex="bold"/>
    </style:style>
    <style:style style:name="T11" style:family="text">
      <style:text-properties fo:color="#212121" loext:opacity="100%" fo:font-style="normal" style:font-style-asian="normal" style:font-weight-asian="bold" style:font-style-complex="normal" style:font-weight-complex="bold"/>
    </style:style>
    <style:style style:name="T12" style:family="text">
      <style:text-properties fo:color="#212121" loext:opacity="100%" style:font-name="Bahnschrift SemiBold Condensed" style:font-weight-asian="bold" style:font-weight-complex="bold"/>
    </style:style>
    <style:style style:name="T13" style:family="text">
      <style:text-properties fo:color="#212121" loext:opacity="100%" style:font-name="Bahnschrift SemiBold Condensed"/>
    </style:style>
    <style:style style:name="T14" style:family="text">
      <style:text-properties fo:color="#212121" loext:opacity="100%" style:font-name="Bahnschrift SemiBold Condensed" fo:font-size="20pt" fo:font-weight="normal" style:font-weight-asian="normal" style:font-weight-complex="normal"/>
    </style:style>
    <style:style style:name="T15" style:family="text">
      <style:text-properties fo:color="#212121" loext:opacity="100%" style:font-name="Bahnschrift Light Condensed" fo:font-size="20pt"/>
    </style:style>
    <style:style style:name="T16" style:family="text">
      <style:text-properties fo:color="#212121" loext:opacity="100%" style:font-name="Bahnschrift SemiBold Condensed" fo:font-size="20pt" style:font-weight-asian="bold" style:font-weight-complex="bold"/>
    </style:style>
    <style:style style:name="T17" style:family="text">
      <style:text-properties fo:color="#212121" loext:opacity="100%" style:font-name="Bahnschrift SemiBold Condensed" fo:font-size="20pt"/>
    </style:style>
    <style:style style:name="T18" style:family="text">
      <style:text-properties style:font-name="Bahnschrift SemiBold Condensed" style:font-weight-asian="bold" style:font-weight-complex="bold"/>
    </style:style>
    <style:style style:name="T19" style:family="text">
      <style:text-properties fo:color="#212121" loext:opacity="100%" style:font-name="Bahnschrift SemiBold Condensed" fo:font-size="20pt" style:font-size-asian="20pt" style:font-weight-asian="bold" style:font-size-complex="20pt" style:font-weight-complex="bold"/>
    </style:style>
    <style:style style:name="T20" style:family="text">
      <style:text-properties fo:color="#212121" loext:opacity="100%" style:font-name="Bahnschrift Light Condensed" fo:font-size="20pt" style:font-size-asian="20pt" style:font-size-complex="20pt"/>
    </style:style>
    <style:style style:name="T21" style:family="text">
      <style:text-properties fo:color="#212121" loext:opacity="100%" style:font-name="Bahnschrift Light Condensed" fo:font-size="20pt" fo:font-style="normal" style:font-size-asian="20pt" style:font-style-asian="normal" style:font-size-complex="20pt" style:font-style-complex="normal"/>
    </style:style>
    <style:style style:name="T22" style:family="text">
      <style:text-properties fo:color="#212121" loext:opacity="100%" style:font-name="Bahnschrift Light Condensed" fo:font-size="20pt" style:font-size-asian="20pt" style:font-weight-asian="bold" style:font-size-complex="20pt" style:font-weight-complex="bold"/>
    </style:style>
    <style:style style:name="T23" style:family="text">
      <style:text-properties fo:color="#212121" loext:opacity="100%" style:font-weight-asian="normal" style:font-weight-complex="normal"/>
    </style:style>
    <style:style style:name="T24" style:family="text">
      <style:text-properties fo:color="#212121" loext:opacity="100%" style:font-name="Candara" fo:font-size="32pt" fo:font-weight="bold"/>
    </style:style>
    <style:style style:name="T25" style:family="text">
      <style:text-properties style:font-name="Candara" fo:font-size="22pt"/>
    </style:style>
    <style:style style:name="T26" style:family="text">
      <style:text-properties style:font-name="Candara" fo:font-size="2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cm" fo:height="0.36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05cm" fo:height="0.36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cm" fo:height="0.356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cm" fo:height="0.356cm"/>
      </text:list-level-style-image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5.081cm" svg:x="1.4cm" svg:y="5.335cm" presentation:class="title" presentation:user-transformed="true">
          <draw:text-box>
            <text:p text:style-name="P1"><text:span text:style-name="T1">Parte 1:</text:span><text:span text:style-name="T1"><text:line-break/></text:span><text:span text:style-name="T1">Uma Introdu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>
        <draw:frame presentation:style-name="pr1" draw:text-style-name="P5" draw:layer="layout" svg:width="25.199cm" svg:height="1.372cm" svg:x="1.4cm" svg:y="0.628cm" presentation:class="title" presentation:user-transformed="true">
          <draw:text-box>
            <text:p text:style-name="P4"><text:span text:style-name="T1">Visão Computacional e o Futuro da Direção Autônoma</text:span></text:p>
          </draw:text-box>
        </draw:frame>
        <draw:frame presentation:style-name="pr3" draw:text-style-name="P8" draw:layer="layout" svg:width="25.199cm" svg:height="12.001cm" svg:x="1.401cm" svg:y="2.515cm" presentation:class="subtitle" presentation:user-transformed="true">
          <draw:text-box>
            <text:p text:style-name="P6"><text:span text:style-name="T2">Estamos prestes a iniciar uma jornada no campo da visão computacional, uma das áreas mais fascinantes da inteligência artificial (IA). Hoje, vamos explorar como essa tecnologia permite que carros autônomos “enxerguem” e naveguem pelas estradas, tomando decisões inteligentes e seguras.</text:span></text:p>
            <text:p text:style-name="P6"><text:span text:style-name="T2"/></text:p>
            <text:p text:style-name="P6"><text:span text:style-name="T2">Os carros autônomos são um exemplo real de como os computadores podem usar a visão computacional para detectar faixas de estrada, identificar obstáculos, pedestres, sinais de trânsito e muito mais. Esses veículos utilizam câmeras e sensores para capturar imagens, que são processadas para compreender o ambiente ao redor, ajudando o carro a se mover de forma independente e segura.</text:span></text:p>
            <text:p text:style-name="P6"><text:span text:style-name="T2"/></text:p>
            <text:p text:style-name="P7"><text:span text:style-name="T3">Ao longo desta oficina, vamos aprender como esses sistemas funcionam e como a visão computacional, combinada com técnicas de aprendizagem de máquina, capacita a direção autônoma, tornando o futuro da mobilidade mais seguro e eficient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1T0">
        <draw:frame presentation:style-name="pr4" draw:text-style-name="P10" draw:layer="layout" svg:width="25.199cm" svg:height="9.913cm" svg:x="1.4cm" svg:y="3.685cm" presentation:class="subtitle" presentation:user-transformed="true">
          <draw:text-box>
            <text:p text:style-name="P9"><text:span text:style-name="T4">A visão computacional é um campo da inteligência artificial (IA) que capacita computadores a interpretar e compreender o mundo visual, tal como os seres humanos. Isso envolve a captura, processamento, análise e compreensão de imagens e vídeos digitais para extrair informações significativas, como identificar objetos, detectar padrões, medir distâncias e tomar decisões automatizadas com base em dados visuais.</text:span></text:p>
          </draw:text-box>
        </draw:frame>
        <draw:frame presentation:style-name="pr1" draw:text-style-name="P5" draw:layer="layout" svg:width="25.199cm" svg:height="1.372cm" svg:x="1.401cm" svg:y="0.628cm" presentation:class="title" presentation:user-transformed="true">
          <draw:text-box>
            <text:p text:style-name="P4"><text:span text:style-name="T1">Visão Computacional: Uma Definição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1T0">
        <draw:frame presentation:style-name="pr5" draw:text-style-name="P14" draw:layer="layout" svg:width="25.437cm" svg:height="10.661cm" svg:x="1.282cm" svg:y="3.339cm" presentation:class="subtitle" presentation:user-transformed="true">
          <draw:text-box>
            <text:list text:style-name="L2">
              <text:list-item>
                <text:p text:style-name="P12"><text:span text:style-name="T5">Manufatura:</text:span><text:span text:style-name="T4"> Inspeção automatizada de produtos para controle de qualidade.</text:span></text:p>
              </text:list-item>
              <text:list-item>
                <text:p text:style-name="P12"><text:span text:style-name="T5">Automotivo:</text:span><text:span text:style-name="T4"> Sistemas de assistência ao motorista e veículos autônomos que utilizam visão computacional para navegação e prevenção de acidentes.</text:span></text:p>
              </text:list-item>
              <text:list-item>
                <text:p text:style-name="P12"><text:span text:style-name="T5">Segurança:</text:span><text:span text:style-name="T4"> Monitoramento de vídeo em tempo real para identificar comportamentos suspeitos ou reconhecer rostos.</text:span></text:p>
              </text:list-item>
              <text:list-item>
                <text:p text:style-name="P12"><text:span text:style-name="T5">Saúde:</text:span><text:span text:style-name="T4"> Análise de imagens médicas, como raios-X e ressonâncias magnéticas, para diagnóstico assistido por IA.</text:span></text:p>
              </text:list-item>
              <text:list-item>
                <text:p text:style-name="P13"><text:span text:style-name="T5">Agricultura:</text:span><text:span text:style-name="T4"> Monitoramento de safras e detecção de doenças em plantas através de imagens capturadas por drones.</text:span></text:p>
              </text:list-item>
              <text:list-item>
                <text:p text:style-name="P13"><text:span text:style-name="T5">Varejo:</text:span><text:span text:style-name="T4"> Reconhecimento de produtos e análise de comportamento de clientes em lojas.</text:span></text:p>
              </text:list-item>
            </text:list>
          </draw:text-box>
        </draw:frame>
        <draw:frame presentation:style-name="pr1" draw:text-style-name="P5" draw:layer="layout" svg:width="25.199cm" svg:height="1.372cm" svg:x="1.402cm" svg:y="0.628cm" presentation:class="title" presentation:user-transformed="true">
          <draw:text-box>
            <text:p text:style-name="P4"><text:span text:style-name="T1">Visão Computacional: Aplicações na Industria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1T0">
        <draw:frame presentation:style-name="pr6" draw:text-style-name="P16" draw:layer="layout" svg:width="25.199cm" svg:height="9.913cm" svg:x="1.401cm" svg:y="3.685cm" presentation:class="subtitle" presentation:user-transformed="true">
          <draw:text-box>
            <text:list text:style-name="L3">
              <text:list-item>
                <text:p text:style-name="P15"><text:span text:style-name="T5">Definição:</text:span><text:span text:style-name="T4"> OpenCV (</text:span><text:span text:style-name="T6">Open Source Computer Vision Library</text:span><text:span text:style-name="T4">) é uma biblioteca de </text:span><text:span text:style-name="T6">software</text:span><text:span text:style-name="T4"> livre que contém mais de 2500 algoritmos otimizados para visão computacional e aprendizado de máquina.</text:span></text:p>
              </text:list-item>
            </text:list>
            <text:p text:style-name="P15"><text:span text:style-name="T4"/></text:p>
            <text:list text:continue-numbering="true" text:style-name="L3">
              <text:list-item>
                <text:p text:style-name="P15"><text:span text:style-name="T5">História:</text:span><text:span text:style-name="T7"> </text:span><text:span text:style-name="T4">Criada pela Intel em 1999 e posteriormente desenvolvida por </text:span><text:span text:style-name="T5">Willow Garage</text:span><text:span text:style-name="T8"> </text:span><text:span text:style-name="T7">(fundada em 2006)</text:span><text:span text:style-name="T4"> e </text:span><text:span text:style-name="T5">Itseez</text:span><text:span text:style-name="T4"> (fundada em 2005, adquirida pela Intel em 2016).</text:span></text:p>
              </text:list-item>
            </text:list>
          </draw:text-box>
        </draw:frame>
        <draw:frame presentation:style-name="pr1" draw:text-style-name="P5" draw:layer="layout" svg:width="25.199cm" svg:height="1.372cm" svg:x="1.403cm" svg:y="0.628cm" presentation:class="title" presentation:user-transformed="true">
          <draw:text-box>
            <text:p text:style-name="P4"><text:span text:style-name="T1">OpenCV: Open Source Computer Vision Librar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0">
        <draw:frame presentation:style-name="pr7" draw:text-style-name="P20" draw:layer="layout" svg:width="18.525cm" svg:height="9.297cm" svg:x="4.738cm" svg:y="4cm" presentation:class="subtitle" presentation:user-transformed="true">
          <draw:text-box>
            <text:list text:style-name="L4">
              <text:list-item>
                <text:p text:style-name="P17"><text:span text:style-name="T5">Principais funcionalidades:</text:span></text:p>
              </text:list-item>
            </text:list>
            <text:list text:style-name="L5">
              <text:list-item>
                <text:p text:style-name="P18"><text:span text:style-name="T4">Processamento de imagens e vídeos.</text:span></text:p>
              </text:list-item>
              <text:list-item>
                <text:p text:style-name="P18"><text:span text:style-name="T4">Reconhecimento facial, de objetos e de gestos.</text:span></text:p>
              </text:list-item>
              <text:list-item>
                <text:p text:style-name="P18"><text:span text:style-name="T4">Rastreamento de movimento.</text:span></text:p>
              </text:list-item>
              <text:list-item>
                <text:p text:style-name="P18"><text:span text:style-name="T4">Realidade aumentada.</text:span></text:p>
              </text:list-item>
              <text:list-item>
                <text:p text:style-name="P18"><text:span text:style-name="T4">Aprendizado de máquina aplicado à visão computacional.</text:span></text:p>
              </text:list-item>
            </text:list>
            <text:list text:style-name="L4">
              <text:list-item>
                <text:p text:style-name="P19"><text:span text:style-name="T5">Linguagens suportadas:</text:span><text:span text:style-name="T4"> C++, Python, Java e MATLAB</text:span></text:p>
              </text:list-item>
              <text:list-item>
                <text:p text:style-name="P19"><text:span text:style-name="T5">Plataformas:</text:span><text:span text:style-name="T4"> compatível com Windows, Linux, macOS, Android e iOS.</text:span></text:p>
              </text:list-item>
            </text:list>
          </draw:text-box>
        </draw:frame>
        <draw:frame presentation:style-name="pr8" draw:text-style-name="P22" draw:layer="layout" svg:width="25.199cm" svg:height="1.372cm" svg:x="1.403cm" svg:y="0.628cm" presentation:class="title" presentation:user-transformed="true">
          <draw:text-box>
            <text:p text:style-name="P21"><text:span text:style-name="T9">OpenCV: Open Source Computer Vision Librar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text-style-name="P24" draw:layer="layout" svg:width="25.199cm" svg:height="5.081cm" svg:x="1.402cm" svg:y="5.336cm" presentation:class="title" presentation:user-transformed="true">
          <draw:text-box>
            <text:p text:style-name="P23"><text:span text:style-name="T1">Parte 2:</text:span><text:span text:style-name="T1"><text:line-break/></text:span><text:span text:style-name="T1">Mãos na Massa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1T0">
        <draw:frame presentation:style-name="pr9" draw:text-style-name="P26" draw:layer="layout" svg:width="23.299cm" svg:height="7.601cm" svg:x="2.351cm" svg:y="3.399cm" presentation:class="subtitle" presentation:user-transformed="true">
          <draw:text-box>
            <text:list text:style-name="L3">
              <text:list-item>
                <text:p text:style-name="P13"><text:span text:style-name="T5">Imagens e Array</text:span></text:p>
              </text:list-item>
            </text:list>
            <text:list text:style-name="L6">
              <text:list-item>
                <text:p text:style-name="P25"><text:span text:style-name="T4">Uma imagem digital é composta por pixels, que são os menores elementos de uma imagem.</text:span></text:p>
              </text:list-item>
              <text:list-item>
                <text:p text:style-name="P25"><text:span text:style-name="T4">Cada pixel tem valores numéricos que representam a intensidade das cores (por exemplo, RGB).</text:span></text:p>
              </text:list-item>
            </text:list>
            <text:list text:style-name="L4">
              <text:list-item>
                <text:p text:style-name="P13"><text:span text:style-name="T10">Manipulação de dados</text:span></text:p>
              </text:list-item>
            </text:list>
            <text:list text:style-name="L6">
              <text:list-item>
                <text:p text:style-name="P25"><text:span text:style-name="T4">O </text:span><text:span text:style-name="T6">NumPy</text:span><text:span text:style-name="T4"> permite manipular esses valores de forma eficiente.</text:span></text:p>
              </text:list-item>
              <text:list-item>
                <text:p text:style-name="P25"><text:span text:style-name="T4">É possível acessar, modificar e realizar operações matemáticas nos pixels diretamente.</text:span></text:p>
              </text:list-item>
            </text:list>
          </draw:text-box>
        </draw:frame>
        <draw:frame presentation:style-name="pr1" draw:text-style-name="P5" draw:layer="layout" svg:width="25.199cm" svg:height="1.372cm" svg:x="1.403cm" svg:y="0.628cm" presentation:class="title" presentation:user-transformed="true">
          <draw:text-box>
            <text:p text:style-name="P4"><text:span text:style-name="T1">Por que transformar uma imagem um um Array NumPy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0" draw:text-style-name="P29" draw:layer="layout" svg:width="11cm" svg:height="1.643cm" svg:x="0.8cm" svg:y="13.865cm" presentation:class="title" presentation:user-transformed="true">
          <draw:text-box>
            <text:p text:style-name="P28"><text:span text:style-name="T1">Estamos trabalhando no arquivo linhas_01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1T0">
        <office:forms form:automatic-focus="false" form:apply-design-mode="false"/>
        <draw:frame presentation:style-name="pr11" draw:text-style-name="P32" draw:layer="layout" svg:width="22.599cm" svg:height="10.161cm" svg:x="2.701cm" svg:y="2.639cm" presentation:class="subtitle" presentation:user-transformed="true">
          <draw:text-box>
            <text:list text:style-name="L4">
              <text:list-item>
                <text:p text:style-name="P30"><text:span text:style-name="T5">Processamento rápido</text:span></text:p>
              </text:list-item>
            </text:list>
            <text:list text:style-name="L6">
              <text:list-item>
                <text:p text:style-name="P7"><text:span text:style-name="T2">O </text:span><text:span text:style-name="T11">NumPy</text:span><text:span text:style-name="T2"> é otimizado para processamento numérico, permitindo operações em grande escala rapidamente.</text:span></text:p>
              </text:list-item>
            </text:list>
            <text:list text:style-name="L4">
              <text:list-item>
                <text:p text:style-name="P31"><text:span text:style-name="T12">Facilidade de uso</text:span></text:p>
              </text:list-item>
            </text:list>
            <text:list text:style-name="L6">
              <text:list-item>
                <text:p text:style-name="P6"><text:span text:style-name="T4">Arrays NumPy são fáceis de trabalhar quando aplicamos filtros, transformações, e outros processos de visão computacional.</text:span></text:p>
              </text:list-item>
            </text:list>
            <text:list text:style-name="L4">
              <text:list-item>
                <text:p text:style-name="P30"><text:span text:style-name="T12">Visualização</text:span></text:p>
              </text:list-item>
            </text:list>
            <text:list text:style-name="L6">
              <text:list-item>
                <text:p text:style-name="P7"><text:span text:style-name="T4">Imagine a imagem como uma “tabela” onde cada célula contém o valor de um pixel.</text:span></text:p>
              </text:list-item>
              <text:list-item>
                <text:p text:style-name="P7"><text:span text:style-name="T4">A função </text:span><text:span text:style-name="T13">cv2.imread()</text:span><text:span text:style-name="T4"> transforma a imagem em uma “tabela” (array) que o </text:span><text:span text:style-name="T6">Python</text:span><text:span text:style-name="T4"> pode entender e manipular.</text:span></text:p>
              </text:list-item>
            </text:list>
          </draw:text-box>
        </draw:frame>
        <draw:frame presentation:style-name="pr1" draw:text-style-name="P5" draw:layer="layout" svg:width="25.199cm" svg:height="1.372cm" svg:x="1.404cm" svg:y="0.628cm" presentation:class="title" presentation:user-transformed="true">
          <draw:text-box>
            <text:p text:style-name="P4"><text:span text:style-name="T1">Por que transformar uma imagem um um Array NumPy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1.p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1T0">
        <draw:frame presentation:style-name="pr12" draw:text-style-name="P37" draw:layer="layout" svg:width="23.274cm" svg:height="9.415cm" svg:x="2.363cm" svg:y="2.585cm" presentation:class="subtitle" presentation:user-transformed="true">
          <draw:text-box>
            <text:list text:style-name="L4">
              <text:list-item>
                <text:p text:style-name="P33"><text:span text:style-name="T5">Simplificação</text:span></text:p>
              </text:list-item>
            </text:list>
            <text:list text:style-name="L6">
              <text:list-item>
                <text:p text:style-name="P34"><text:span text:style-name="T4">Imagens coloridas possuem três canais (vermelho, verde, azul - RGB), cada um com valores que variam de 0 a 255.</text:span></text:p>
              </text:list-item>
              <text:list-item>
                <text:p text:style-name="P34"><text:span text:style-name="T4">Ao converter para escala de cinza, reduzimos a imagem para um único canal. Isso simplifica o processamento, tornando as operações mais rápidas e menos complexas.</text:span></text:p>
              </text:list-item>
            </text:list>
            <text:list text:style-name="L3">
              <text:list-item>
                <text:p text:style-name="P35"><text:span text:style-name="T14">Foco nos detalhes</text:span></text:p>
              </text:list-item>
            </text:list>
            <text:list text:style-name="L6">
              <text:list-item>
                <text:p text:style-name="P36"><text:span text:style-name="T15">Em muitos casos, as informações mais importantes para a análise estão na intensidade dos pixels, não nas cores. A escala de cinza permite focar nessas informações.</text:span></text:p>
              </text:list-item>
            </text:list>
          </draw:text-box>
        </draw:frame>
        <draw:frame presentation:style-name="pr1" draw:text-style-name="P5" draw:layer="layout" svg:width="25.199cm" svg:height="1.372cm" svg:x="1.405cm" svg:y="0.628cm" presentation:class="title" presentation:user-transformed="true">
          <draw:text-box>
            <text:p text:style-name="P4"><text:span text:style-name="T1">Por que converter para escala de cinza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2.p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1T0">
        <draw:frame presentation:style-name="pr13" draw:text-style-name="P37" draw:layer="layout" svg:width="23.274cm" svg:height="4.415cm" svg:x="2.363cm" svg:y="2.585cm" presentation:class="subtitle" presentation:user-transformed="true">
          <draw:text-box>
            <text:list text:style-name="L4">
              <text:list-header>
                <text:p text:style-name="P33"><text:span text:style-name="T14">Pré-processamento Comum</text:span></text:p>
              </text:list-header>
            </text:list>
            <text:list text:style-name="L6">
              <text:list-item>
                <text:p text:style-name="P36"><text:span text:style-name="T15">Muitos algoritmos de visão computacional e reconhecimento de padrões funcionam melhor com imagens em escala de cinza, pois eles analisam a intensidade da luz e não a cor.</text:span></text:p>
              </text:list-item>
            </text:list>
          </draw:text-box>
        </draw:frame>
        <draw:frame presentation:style-name="pr1" draw:text-style-name="P5" draw:layer="layout" svg:width="25.199cm" svg:height="1.372cm" svg:x="1.405cm" svg:y="0.628cm" presentation:class="title" presentation:user-transformed="true">
          <draw:text-box>
            <text:p text:style-name="P4"><text:span text:style-name="T1">Por que converter para escala de cinza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2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>
        <draw:frame presentation:style-name="pr14" draw:text-style-name="P42" draw:layer="layout" svg:width="23.1cm" svg:height="9.915cm" svg:x="2.45cm" svg:y="2.585cm" presentation:class="subtitle" presentation:user-transformed="true">
          <draw:text-box>
            <text:list text:style-name="L3">
              <text:list-item>
                <text:p text:style-name="P38"><text:span text:style-name="T12">Origem do termo</text:span></text:p>
              </text:list-item>
            </text:list>
            <text:list text:style-name="L6">
              <text:list-item>
                <text:p text:style-name="P39"><text:span text:style-name="T4">O termo “Gaussiano” vem do nome de </text:span><text:span text:style-name="T12">Carl Friedrich Gauss</text:span><text:span text:style-name="T4"> (1777-1855), um dos matemáticos mais influentes da história.</text:span></text:p>
              </text:list-item>
              <text:list-item>
                <text:p text:style-name="P39"><text:span text:style-name="T4">Gauss fez contribuições significativas em várias áreas da matemática, física e astronomia.</text:span></text:p>
              </text:list-item>
            </text:list>
            <text:list text:style-name="L3">
              <text:list-item>
                <text:p text:style-name="P40"><text:span text:style-name="T16">Distribuição Gaussiana</text:span></text:p>
              </text:list-item>
            </text:list>
            <text:list text:style-name="L6">
              <text:list-item>
                <text:p text:style-name="P41"><text:span text:style-name="T15">Também conhecida como </text:span><text:span text:style-name="T17">Distribuição Normal</text:span><text:span text:style-name="T15">, a função Gaussiana descreve uma curva em forma de sino que é fundamental em estatística e probabilidade.</text:span></text:p>
              </text:list-item>
              <text:list-item>
                <text:p text:style-name="P41"><text:span text:style-name="T15">Essa distribuição é amplamente utilizada para modelar fenômenos naturais onde os valores tendem a se agrupar em torno de uma média.</text:span></text:p>
              </text:list-item>
            </text:list>
          </draw:text-box>
        </draw:frame>
        <draw:frame presentation:style-name="pr1" draw:text-style-name="P5" draw:layer="layout" svg:width="25.199cm" svg:height="1.372cm" svg:x="1.406cm" svg:y="0.628cm" presentation:class="title" presentation:user-transformed="true">
          <draw:text-box>
            <text:p text:style-name="P4"><text:span text:style-name="T1">O que significa “Gaussiano”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3.p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>
        <draw:frame presentation:style-name="pr15" draw:text-style-name="P42" draw:layer="layout" svg:width="23.1cm" svg:height="3.915cm" svg:x="2.45cm" svg:y="2.585cm" presentation:class="subtitle" presentation:user-transformed="true">
          <draw:text-box>
            <text:list text:style-name="L3">
              <text:list-item>
                <text:p text:style-name="P38"><text:span text:style-name="T16">Aplicação na Visão Computacional</text:span></text:p>
              </text:list-item>
            </text:list>
            <text:list text:style-name="L6">
              <text:list-item>
                <text:p text:style-name="P41"><text:span text:style-name="T15">O filtro Gaussiano em visão computacional utiliza essa distribuição para suavizar imagens de maneira controlada e natural.</text:span></text:p>
              </text:list-item>
            </text:list>
          </draw:text-box>
        </draw:frame>
        <draw:frame presentation:style-name="pr1" draw:text-style-name="P5" draw:layer="layout" svg:width="25.199cm" svg:height="1.372cm" svg:x="1.406cm" svg:y="0.628cm" presentation:class="title" presentation:user-transformed="true">
          <draw:text-box>
            <text:p text:style-name="P4"><text:span text:style-name="T1">O que significa “Gaussiano”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3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>
        <draw:frame presentation:style-name="pr16" draw:text-style-name="P37" draw:layer="layout" svg:width="22.999cm" svg:height="9.541cm" svg:x="2.501cm" svg:y="2.585cm" presentation:class="subtitle" presentation:user-transformed="true">
          <draw:text-box>
            <text:list text:style-name="L4">
              <text:list-item>
                <text:p text:style-name="P33"><text:span text:style-name="T5">O que é o Filtro Gaussiano?</text:span></text:p>
              </text:list-item>
            </text:list>
            <text:list text:style-name="L6">
              <text:list-item>
                <text:p text:style-name="P34"><text:span text:style-name="T4">O filtro Gaussiano é uma técnica de suavização utilizada para reduzir o ruído e os detalhes finos em uma imagem.</text:span></text:p>
              </text:list-item>
              <text:list-item>
                <text:p text:style-name="P34"><text:span text:style-name="T4">Ele utiliza a função Gaussiana para calcular uma média ponderada dos pixels em torno de cada pixel.</text:span></text:p>
              </text:list-item>
            </text:list>
            <text:list text:style-name="L4">
              <text:list-item>
                <text:p text:style-name="P35"><text:span text:style-name="T5">Por que Suavizar?</text:span></text:p>
              </text:list-item>
            </text:list>
            <text:list text:style-name="L6">
              <text:list-item>
                <text:p text:style-name="P36"><text:span text:style-name="T4">Imagens digitais podem conter ruídos, que são variações indesejadas de cor e brilho. Suavizar a imagem ajuda a eliminar esse ruído.</text:span></text:p>
              </text:list-item>
              <text:list-item>
                <text:p text:style-name="P36"><text:span text:style-name="T4">A suavização torna as bordas mais distintas, facilitando sua detecção em etapas posteriores.</text:span></text:p>
              </text:list-item>
            </text:list>
          </draw:text-box>
        </draw:frame>
        <draw:frame presentation:style-name="pr1" draw:text-style-name="P5" draw:layer="layout" svg:width="25.199cm" svg:height="1.372cm" svg:x="1.407cm" svg:y="0.628cm" presentation:class="title" presentation:user-transformed="true">
          <draw:text-box>
            <text:p text:style-name="P4"><text:span text:style-name="T1">Suavização da imagem com filtro “Gaussiano”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3.p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>
        <draw:frame presentation:style-name="pr17" draw:text-style-name="P43" draw:layer="layout" svg:width="21.55cm" svg:height="8.481cm" svg:x="3.225cm" svg:y="3.185cm" presentation:class="subtitle" presentation:user-transformed="true">
          <draw:text-box>
            <text:list text:style-name="L3">
              <text:list-item>
                <text:p text:style-name="P38"><text:span text:style-name="T18">Kernel Gaussiano</text:span></text:p>
              </text:list-item>
            </text:list>
            <text:list text:style-name="L6">
              <text:list-item>
                <text:p text:style-name="P39">O filtro aplica um “kernel” Gaussiano (uma pequena matriz de valores) a cada pixel da imagem.</text:p>
              </text:list-item>
              <text:list-item>
                <text:p text:style-name="P39">O kernel é uma matriz (neste caso, 5x5) que define como a média ponderada é calculada.</text:p>
              </text:list-item>
            </text:list>
            <text:list text:style-name="L3">
              <text:list-item>
                <text:p text:style-name="P40"><text:span text:style-name="T18">Parâmetros do Filtro</text:span></text:p>
              </text:list-item>
            </text:list>
            <text:list text:style-name="L6">
              <text:list-item>
                <text:p text:style-name="P41">O kernel 5x5 define a área ao redor de cada pixel que será considerada na suavização.</text:p>
              </text:list-item>
              <text:list-item>
                <text:p text:style-name="P41">O desvio padrão controla o grau de suavização. Um desvio padrão maior resulta em uma imagem mais suave.</text:p>
              </text:list-item>
            </text:list>
          </draw:text-box>
        </draw:frame>
        <draw:frame presentation:style-name="pr1" draw:text-style-name="P5" draw:layer="layout" svg:width="25.199cm" svg:height="1.372cm" svg:x="1.408cm" svg:y="0.628cm" presentation:class="title" presentation:user-transformed="true">
          <draw:text-box>
            <text:p text:style-name="P4"><text:span text:style-name="T1">Como filtro “Gaussiano” funciona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3.p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>
        <draw:frame presentation:style-name="pr18" draw:text-style-name="P42" draw:layer="layout" svg:width="22.775cm" svg:height="5.815cm" svg:x="2.613cm" svg:y="3.185cm" presentation:class="subtitle" presentation:user-transformed="true">
          <draw:text-box>
            <text:list text:style-name="L3">
              <text:list-item>
                <text:p text:style-name="P44"><text:span text:style-name="T18">O que é o Detector de Canny</text:span></text:p>
              </text:list-item>
            </text:list>
            <text:list text:style-name="L6">
              <text:list-item>
                <text:p text:style-name="P45">O detector de Canny é um algoritmo popular para detecção de bordas em imagens, desenvolvido por <text:span text:style-name="T18">John F. Canny</text:span> em 1986.</text:p>
              </text:list-item>
              <text:list-item>
                <text:p text:style-name="P45">Ele identifica áreas onde há uma mudança abrupta na intensidade dos pixels, que geralmente correspondem às bordas dos objetos.</text:p>
              </text:list-item>
            </text:list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4.py</text:span></text:p>
          </draw:text-box>
        </draw:frame>
        <draw:frame presentation:style-name="pr1" draw:text-style-name="P5" draw:layer="layout" svg:width="25.199cm" svg:height="1.372cm" svg:x="1.409cm" svg:y="0.628cm" presentation:class="title" presentation:user-transformed="true">
          <draw:text-box>
            <text:p text:style-name="P4"><text:span text:style-name="T1">Detector de bordas de Cann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>
        <draw:frame presentation:style-name="pr19" draw:text-style-name="P50" draw:layer="layout" svg:width="23.1cm" svg:height="10.215cm" svg:x="2.45cm" svg:y="2.585cm" presentation:class="subtitle" presentation:user-transformed="true">
          <draw:text-box>
            <text:list text:style-name="L3">
              <text:list-item>
                <text:p text:style-name="P46"><text:span text:style-name="T12">Passo 1</text:span></text:p>
              </text:list-item>
            </text:list>
            <text:list text:style-name="L6">
              <text:list-item>
                <text:p text:style-name="P47"><text:span text:style-name="T4">Suavização da imagem (já fizemos com o filtro </text:span><text:span text:style-name="T6">Gaussiano</text:span><text:span text:style-name="T4">) para reduzir o ruído.</text:span></text:p>
              </text:list-item>
            </text:list>
            <text:list text:style-name="L4">
              <text:list-item>
                <text:p text:style-name="P46"><text:span text:style-name="T12">Passo 2</text:span></text:p>
              </text:list-item>
            </text:list>
            <text:list text:style-name="L6">
              <text:list-item>
                <text:p text:style-name="P47"><text:span text:style-name="T4">Cálculo do gradiente da imagem para detectar mudanças bruscas na intensidade dos pixels.</text:span></text:p>
              </text:list-item>
            </text:list>
            <text:list text:style-name="L3">
              <text:list-item>
                <text:p text:style-name="P48"><text:span text:style-name="T19">Passo 3: </text:span><text:span text:style-name="T20">Aplicação de dois limiares (</text:span><text:span text:style-name="T21">thresholds</text:span><text:span text:style-name="T20">)</text:span></text:p>
              </text:list-item>
            </text:list>
            <text:list text:style-name="L6">
              <text:list-item>
                <text:p text:style-name="P49"><text:span text:style-name="T22">Limiar Inferior</text:span><text:span text:style-name="T20"> (50): Pixels com gradiente abaixo deste valor não são considerados bordas.</text:span></text:p>
              </text:list-item>
              <text:list-item>
                <text:p text:style-name="P49"><text:span text:style-name="T22">Limiar Superior</text:span><text:span text:style-name="T20"> (150): Pixels com gradiente acima deste valor são considerados bordas fortes.</text:span></text:p>
              </text:list-item>
            </text:list>
            <text:list text:style-name="L7">
              <text:list-item>
                <text:p text:style-name="P48"><text:span text:style-name="T19">Passo 4</text:span></text:p>
              </text:list-item>
            </text:list>
            <text:list text:style-name="L6">
              <text:list-item>
                <text:p text:style-name="P49"><text:span text:style-name="T20">Conexão das bordas, onde bordas fracas conectadas a bordas fortes são preservadas.</text:span></text:p>
              </text:list-item>
            </text:list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4.py</text:span></text:p>
          </draw:text-box>
        </draw:frame>
        <draw:frame presentation:style-name="pr1" draw:text-style-name="P5" draw:layer="layout" svg:width="25.199cm" svg:height="1.372cm" svg:x="1.41cm" svg:y="0.628cm" presentation:class="title" presentation:user-transformed="true">
          <draw:text-box>
            <text:p text:style-name="P4"><text:span text:style-name="T1">Detector de bordas de Canny: Como Funciona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>
        <draw:frame presentation:style-name="pr20" draw:text-style-name="P51" draw:layer="layout" svg:width="24.001cm" svg:height="7.315cm" svg:x="2cm" svg:y="3.685cm" presentation:class="subtitle" presentation:user-transformed="true">
          <draw:text-box>
            <text:list text:style-name="L3">
              <text:list-item>
                <text:p text:style-name="P38"><text:span text:style-name="T12">Objetivo</text:span></text:p>
              </text:list-item>
            </text:list>
            <text:list text:style-name="L6">
              <text:list-item>
                <text:p text:style-name="P39"><text:span text:style-name="T23">Isolar a área da imagem onde as linhas da pista são mais prováveis de estar.</text:span></text:p>
              </text:list-item>
            </text:list>
            <text:p text:style-name="P39"><text:span text:style-name="T23"/></text:p>
            <text:list text:style-name="L3">
              <text:list-item>
                <text:p text:style-name="P38"><text:span text:style-name="T12">Como funciona</text:span></text:p>
              </text:list-item>
            </text:list>
            <text:list text:style-name="L6">
              <text:list-item>
                <text:p text:style-name="P39"><text:span text:style-name="T2">Definição do Polígono</text:span><text:span text:style-name="T4">: Cria um triângulo que cobre a área relevante (geralmente a estrada à frente).</text:span></text:p>
              </text:list-item>
              <text:list-item>
                <text:p text:style-name="P39"><text:span text:style-name="T2">Máscara</text:span><text:span text:style-name="T4">: Aplica uma máscara para que apenas essa área seja processada na detecção de bordas.</text:span></text:p>
              </text:list-item>
            </text:list>
          </draw:text-box>
        </draw:frame>
        <draw:frame presentation:style-name="pr1" draw:text-style-name="P5" draw:layer="layout" svg:width="25.199cm" svg:height="1.372cm" svg:x="1.411cm" svg:y="0.628cm" presentation:class="title" presentation:user-transformed="true">
          <draw:text-box>
            <text:p text:style-name="P4"><text:span text:style-name="T1">Focando na área importante: A Região de Interesse</text:span></text:p>
          </draw:text-box>
        </draw:frame>
        <draw:custom-shape draw:style-name="gr2" draw:text-style-name="P27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9" draw:layer="layout" svg:width="11cm" svg:height="1.372cm" svg:x="0.8cm" svg:y="14cm" presentation:class="title" presentation:user-transformed="true">
          <draw:text-box>
            <text:p text:style-name="P28"><text:span text:style-name="T1">Estamos trabalhando no arquivo linhas_05.py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>
        <draw:frame presentation:style-name="pr21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4">Cv2.bitwise_and</text:span></text:p>
          </draw:text-box>
        </draw:frame>
        <draw:frame presentation:style-name="pr22" draw:text-style-name="P55" draw:layer="layout" svg:width="25.199cm" svg:height="10.459cm" svg:x="1.449cm" svg:y="3.767cm">
          <draw:text-box>
            <text:p text:style-name="P54"><text:span text:style-name="T25">O método cv2.bitwise_and é usado para combinar duas imagens (ou uma imagem e uma máscara) de modo que apenas os pixels onde ambas as imagens têm valores "1" (ou seja, pixels não pretos) permaneçam visíveis na imagem resultante. Neste caso, estamos usando cv2.bitwise_and para:</text:span></text:p>
            <text:p text:style-name="P54"><text:span text:style-name="T25"/></text:p>
            <text:p text:style-name="P54"><text:span text:style-name="T26">Aplicar a Máscara à Imagem</text:span><text:span text:style-name="T25">: A máscara criada anteriormente define uma região de interesse na forma de um triângulo, que cobre a área da estrada onde as faixas são esperadas. Todos os pixels fora dessa região de interesse são definidos como pretos na máscara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>
        <draw:frame presentation:style-name="pr21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4">Cv2.bitwise_and</text:span></text:p>
          </draw:text-box>
        </draw:frame>
        <draw:frame presentation:style-name="pr23" draw:text-style-name="P55" draw:layer="layout" svg:width="25.199cm" svg:height="11.621cm" svg:x="1.449cm" svg:y="3.267cm">
          <draw:text-box>
            <text:p text:style-name="P54"><text:span text:style-name="T26">Focar na Região de Interesse</text:span><text:span text:style-name="T25">: Ao aplicar cv2.bitwise_and(image, mask), estamos essencialmente "cortando" a imagem original para que apenas a parte dentro do triângulo (a região de interesse) permaneça visível. Isso é importante para que possamos focar o processamento apenas na área relevante da imagem, ignorando o fundo ou outras áreas irrelevantes.</text:span></text:p>
            <text:p text:style-name="P54"><text:span text:style-name="T25"/></text:p>
            <text:p text:style-name="P54"><text:span text:style-name="T25">Essa operação ajuda a reduzir a quantidade de dados processados e torna a detecção de faixas mais eficiente, evitando falsas detecções em áreas da imagem que não são relevantes para o objetivo de identificar as faixas da estrada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>
        <draw:frame presentation:style-name="pr21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4">Detectando Linhas com a Transformada de Hough</text:span></text:p>
          </draw:text-box>
        </draw:frame>
        <draw:frame presentation:style-name="pr24" draw:text-style-name="P57" draw:layer="layout" svg:width="25.199cm" svg:height="12.101cm" svg:x="1.449cm" svg:y="3.067cm">
          <draw:text-box>
            <text:p text:style-name="P56"><text:span text:style-name="T25">Após aplicar a máscara de região de interesse usando cv2.bitwise_and, o próximo passo no processo é detectar as linhas que representam as faixas da estrada. Para isso, utilizamos a Transformada de Hough, uma técnica matemática que permite identificar linhas retas em uma imagem, mesmo que essas linhas estejam parcialmente ocultas ou sejam interrompidas.</text:span></text:p>
            <text:p text:style-name="P56"><text:span text:style-name="T25"/></text:p>
            <text:p text:style-name="P56"><text:span text:style-name="T25">Especificamente, utilizamos a Transformada de Hough Probabilística (cv2.HoughLinesP), que é uma versão otimizada desse algoritmo. Essa técnica trabalha com segmentos de linha em vez de linhas infinitas, o que a torna mais adequada para cenários do mundo real, como a detecção de faixas em uma estrada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>
        <draw:frame presentation:style-name="pr21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4">Detectando Linhas com a Transformada de Hough</text:span></text:p>
          </draw:text-box>
        </draw:frame>
        <draw:frame presentation:style-name="pr25" draw:text-style-name="P57" draw:layer="layout" svg:width="25.199cm" svg:height="11.001cm" svg:x="1.449cm" svg:y="3.067cm">
          <draw:text-box>
            <text:p text:style-name="P56"><text:span text:style-name="T25">No código, configuramos alguns parâmetros importantes:</text:span></text:p>
            <text:p text:style-name="P56"><text:span text:style-name="T25"/></text:p>
            <text:list text:style-name="L1">
              <text:list-item>
                <text:p text:style-name="P56"><text:span text:style-name="T25">Resolução do Acumulador (2 pixels): Esse valor define a precisão da detecção em termos de distância entre pontos na imagem. Quanto menor o valor, maior a precisão.</text:span></text:p>
              </text:list-item>
              <text:list-item>
                <text:p text:style-name="P56"><text:span text:style-name="T25">Resolução Angular (1 grau): Define a precisão angular para a detecção das linhas. Aqui, estamos usando uma resolução de 1 grau.</text:span></text:p>
              </text:list-item>
              <text:list-item>
                <text:p text:style-name="P56"><text:span text:style-name="T25">Threshold (100): Esse parâmetro define o número mínimo de interseções no acumulador necessárias para reconhecer uma linha. Um valor maior significa que apenas as linhas mais evidentes serão detectadas.</text:span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>
        <draw:frame presentation:style-name="pr21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4">Detectando Linhas com a Transformada de Hough</text:span></text:p>
          </draw:text-box>
        </draw:frame>
        <draw:frame presentation:style-name="pr22" draw:text-style-name="P57" draw:layer="layout" svg:width="25.199cm" svg:height="10.459cm" svg:x="1.449cm" svg:y="3.067cm">
          <draw:text-box>
            <text:p text:style-name="P56"><text:span text:style-name="T25">No código, configuramos alguns parâmetros importantes:</text:span></text:p>
            <text:p text:style-name="P56"><text:span text:style-name="T25"/></text:p>
            <text:list text:style-name="L1">
              <text:list-item>
                <text:p text:style-name="P58"><text:span text:style-name="T25">Comprimento Mínimo da Linha (40 pixels): Linhas mais curtas que esse valor serão ignoradas, garantindo que apenas segmentos significativos sejam considerados.</text:span></text:p>
              </text:list-item>
              <text:list-item>
                <text:p text:style-name="P58"><text:span text:style-name="T25">Máximo Gap entre Linhas (5 pixels): Define a distância máxima permitida entre segmentos de linha para que eles sejam unidos como uma única linha contínua.</text:span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2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>
        <draw:frame presentation:style-name="pr21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4">Exibindo as Linhas Detectadas na Imagem</text:span></text:p>
          </draw:text-box>
        </draw:frame>
        <draw:frame presentation:style-name="pr24" draw:text-style-name="P57" draw:layer="layout" svg:width="25.199cm" svg:height="12.101cm" svg:x="1.449cm" svg:y="3.067cm">
          <draw:text-box>
            <text:p text:style-name="P56"><text:span text:style-name="T25">Após detectar as linhas usando a Transformada de Hough, o próximo passo é desenhá-las sobre a imagem original para que possamos visualizar as faixas da estrada. Para isso, criamos uma nova imagem preta, com o mesmo tamanho da imagem original, onde as linhas detectadas são desenhadas.</text:span></text:p>
            <text:p text:style-name="P56"><text:span text:style-name="T25"/></text:p>
            <text:p text:style-name="P56"><text:span text:style-name="T25">Utilizamos a função cv2.line para desenhar cada linha na cor azul, o que ajuda a destacar essas linhas sobre o fundo preto. Uma vez que todas as linhas são desenhadas, combinamos essa imagem de linhas com a imagem original da estrada usando a função cv2.addWeighted. Esta função nos permite sobrepor as duas imagens, aplicando um peso de 80% à imagem original e 100% às linhas detectadas. 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>
        <draw:frame presentation:style-name="pr21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4">Exibindo as Linhas Detectadas na Imagem</text:span></text:p>
          </draw:text-box>
        </draw:frame>
        <draw:frame presentation:style-name="pr22" draw:text-style-name="P57" draw:layer="layout" svg:width="25.199cm" svg:height="10.459cm" svg:x="1.449cm" svg:y="3.067cm">
          <draw:text-box>
            <text:p text:style-name="P58"><text:span text:style-name="T25">O resultado é uma imagem onde as faixas da estrada estão claramente destacadas, sobrepostas à visualização real da estrada.</text:span></text:p>
            <text:p text:style-name="P58"><text:span text:style-name="T25"/></text:p>
            <text:p text:style-name="P58"><text:span text:style-name="T25">Esse processo de combinação nos dá uma visão clara de onde as faixas estão localizadas, facilitando a interpretação e o uso dessas informações em aplicações práticas, como sistemas de assistência ao motorista ou veículos autônomos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>
        <draw:frame presentation:style-name="pr21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4"><text:s/></text:span><text:span text:style-name="T24">Introdução às Linhas de Faixa e Cálculo de Médias</text:span></text:p>
          </draw:text-box>
        </draw:frame>
        <draw:frame presentation:style-name="pr22" draw:text-style-name="P57" draw:layer="layout" svg:width="25.199cm" svg:height="10.459cm" svg:x="1.449cm" svg:y="3.567cm">
          <draw:text-box>
            <text:p text:style-name="P58"><text:span text:style-name="T25">Na última versão do código, avançamos na identificação precisa das faixas da estrada ao introduzir um método para calcular linhas médias representativas para o lado esquerdo e direito da pista. Começamos pela função average_slope_intercept, que analisa as linhas detectadas por meio da Transformada de Hough. Ao calcular a inclinação (slope) e a interceptação (intercept) de cada linha, conseguimos distinguir entre as linhas à esquerda e à direita da pista. As inclinações negativas indicam linhas à esquerda, enquanto as positivas correspondem às linhas à direita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drão">
        <draw:frame presentation:style-name="pr21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4"><text:s/></text:span><text:span text:style-name="T24">Introdução às Linhas de Faixa e Cálculo de Médias</text:span></text:p>
          </draw:text-box>
        </draw:frame>
        <draw:frame presentation:style-name="pr22" draw:text-style-name="P57" draw:layer="layout" svg:width="25.199cm" svg:height="10.459cm" svg:x="1.449cm" svg:y="3.567cm">
          <draw:text-box>
            <text:p text:style-name="P58"><text:span text:style-name="T25">Após identificar as linhas de cada lado, calculamos a média de suas inclinações e interceptações. Essa média é essencial, pois reduz o impacto de linhas erráticas ou ruidosas, proporcionando uma representação mais estável e confiável das faixas da estrada. O resultado é uma linha média para cada lado, que representa de forma mais consistente a trajetória da estrada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drão">
        <draw:frame presentation:style-name="pr21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4"><text:s/></text:span><text:span text:style-name="T24">Transformando Parâmetros em Coordenadas Visuais</text:span></text:p>
          </draw:text-box>
        </draw:frame>
        <draw:frame presentation:style-name="pr22" draw:text-style-name="P57" draw:layer="layout" svg:width="25.199cm" svg:height="10.459cm" svg:x="1.449cm" svg:y="3.567cm">
          <draw:text-box>
            <text:p text:style-name="P58"><text:span text:style-name="T25">Com as inclinações e interceptações médias calculadas, o próximo passo foi transformar esses parâmetros matemáticos em coordenadas visuais para desenhar as linhas na imagem. Para isso, introduzimos a função make_coordinates. Esta função recebe a inclinação e a interceptação de uma linha e calcula os pontos de início e fim (x1, y1, x2, y2) para desenhá-la na imagem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drão">
        <draw:frame presentation:style-name="pr21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4"><text:s/></text:span><text:span text:style-name="T24">Transformando Parâmetros em Coordenadas Visuais</text:span></text:p>
          </draw:text-box>
        </draw:frame>
        <draw:frame presentation:style-name="pr22" draw:text-style-name="P57" draw:layer="layout" svg:width="25.199cm" svg:height="10.459cm" svg:x="1.449cm" svg:y="3.567cm">
          <draw:text-box>
            <text:p text:style-name="P58"><text:span text:style-name="T25">Os pontos de início e fim são escolhidos estrategicamente: o ponto y1 é fixado na base da imagem (altura total), enquanto y2 é colocado em um ponto superior (3/5 da altura total), o que garante que a linha desenhada corresponda ao campo de visão da estrada à frente. Com essas coordenadas, podemos traçar as linhas médias calculadas e exibir visualmente as faixas da estrada de maneira clara e intuitiva.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drão">
        <draw:frame presentation:style-name="pr21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4"><text:s/></text:span><text:span text:style-name="T24">Combinação e Exibição das Linhas na Imagem</text:span></text:p>
          </draw:text-box>
        </draw:frame>
        <draw:frame presentation:style-name="pr22" draw:text-style-name="P57" draw:layer="layout" svg:width="25.199cm" svg:height="10.459cm" svg:x="1.449cm" svg:y="3.567cm">
          <draw:text-box>
            <text:p text:style-name="P58"><text:span text:style-name="T25">Finalmente, para exibir as faixas detectadas sobre a imagem original da estrada, utilizamos a função display_lines. Essa função desenha as linhas médias calculadas em uma imagem preta separada, utilizando as coordenadas geradas. Para combinar essas linhas com a imagem original da estrada, usamos a função cv2.addWeighted. Essa combinação ponderada garante que as linhas detectadas fiquem claramente visíveis sobre a estrada, sem sobrepor a visibilidade da imagem real.</text:span></text:p>
            <text:p text:style-name="P58"><text:span text:style-name="T25"/></text:p>
          </draw:text-box>
        </draw:frame>
        <presentation:notes draw:style-name="dp4">
          <draw:page-thumbnail draw:style-name="gr1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drão">
        <draw:frame presentation:style-name="pr21" draw:text-style-name="P53" draw:layer="layout" svg:width="25.199cm" svg:height="2.845cm" svg:x="1.4cm" svg:y="0.706cm" presentation:class="title" presentation:user-transformed="true">
          <draw:text-box>
            <text:p text:style-name="P52"><text:span text:style-name="T24"><text:s/></text:span><text:span text:style-name="T24">Combinação e Exibição das Linhas na Imagem</text:span></text:p>
          </draw:text-box>
        </draw:frame>
        <draw:frame presentation:style-name="pr22" draw:text-style-name="P57" draw:layer="layout" svg:width="25.199cm" svg:height="10.459cm" svg:x="1.449cm" svg:y="3.567cm">
          <draw:text-box>
            <text:p text:style-name="P58"><text:span text:style-name="T25">O resultado final é uma imagem onde as faixas da estrada estão destacadas em azul, sobrepostas à visualização original da estrada. Essa evolução no código permite uma detecção mais robusta e precisa das faixas, essencial para aplicações em sistemas de assistência ao motorista e veículos autônomos, garantindo maior segurança e confiabilidade na navegação.</text:span></text:p>
            <text:p text:style-name="P58"><text:span text:style-name="T25"/></text:p>
            <text:p text:style-name="P58"><text:span text:style-name="T25"/></text:p>
          </draw:text-box>
        </draw:frame>
        <presentation:notes draw:style-name="dp4">
          <draw:page-thumbnail draw:style-name="gr1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 Condensed" svg:font-family="'Bahnschrift Condensed'" style:font-family-generic="swiss" style:font-pitch="variable"/>
    <style:font-face style:name="Bahnschrift Condensed1" svg:font-family="'Bahnschrift Condensed'" style:font-adornments="Light" style:font-family-generic="swiss" style:font-pitch="variable"/>
    <style:font-face style:name="Bahnschrift Light" svg:font-family="'Bahnschrift Light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Condensed" svg:font-family="'Bahnschrift SemiCondensed'" style:font-family-generic="swiss" style:font-pitch="variable"/>
    <style:font-face style:name="Candara" svg:font-family="Candara" style:font-family-generic="swiss" style:font-pitch="variable"/>
    <style:font-face style:name="Candara1" svg:font-family="Candara" style:font-adornments="Light" style:font-family-generic="swiss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9T12:29:04.507000000</meta:creation-date>
    <dc:date>2024-09-07T18:46:46.016000000</dc:date>
    <meta:editing-duration>P3DT24M19S</meta:editing-duration>
    <meta:editing-cycles>48</meta:editing-cycles>
    <meta:generator>LibreOffice/7.6.3.2$Windows_X86_64 LibreOffice_project/29d686fea9f6705b262d369fede658f824154cc0</meta:generator>
    <meta:document-statistic meta:object-count="165"/>
  </office:meta>
</office:document-meta>
</file>